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urai toujours eu froid au corps, </text:p>
      <text:p text:style-name="Standard">Comme un poète en hiver </text:p>
      <text:p text:style-name="Standard">Dans la vie comme dans la mort, </text:p>
      <text:p text:style-name="Standard">j'aurais été rongé par les vers.</text:p>
      <text:p text:style-name="Standard">Approchez, approchez, n'ayez pas peur,</text:p>
      <text:p text:style-name="Standard">Venez admirer Mag'Oz, l'ensorceleur...</text:p>
      <text:p text:style-name="Standard"/>
      <text:p text:style-name="Standard">Les mots étaient différents, mais la ritournelle était toujours la même. Machine bien rodée, roulements bien huilés, l'introduction ne souffrait aucun accroc. Plus depuis qu'Erland avait pris suffisamment de bouteille. Le garçon avait répété son petit numéro maintes fois durant ces dernières années, jusqu'à ce que ses doutes et ses hésitations ne s'estompent pour finir par être purement et simplement relégués au rang de mauvais souvenir. Aujourd'hui, ses représentations frôlaient le spectacle de professionnel. Évidemment, c'était plus compliqué que cela. On ne devenait pas intermittent du spectacle en un claquement de doigt. En l'absence d'employeur, il était toujours contraint de se produire par lui-même, dans la rue, situation précaire s'il en était. Non seulement c'était borderline légal, même si la Garde avait généralement d'autres chats à fouetter et le laissait relativement tranquille, mais aussi et surtout l'ancien noble était par conséquent tributaire de l'affluence et de la générosité de son public. C'était d'ailleurs la raison principale pour laquelle ce dernier effectuait des petits boulots à côté en partenariat avec Astrid.</text:p>
      <text:p text:style-name="Standard"/>
      <text:p text:style-name="Standard">Mais pour l'heure, il portait sa casquette -ou en l'occurrence son chapeau- de magicien, et déjà une petite foule se formait devant son estrade. Autant de gens à satisfaire s'il voulait gagner sa croûte aujourd'hui. Et demain serait un autre jour... Un petit sourire égaya le visage cerné d'Erland. La soirée s'annonçait plutôt bonne. Le groupe qu'il était en train d'observer était déjà plutôt conséquent, si tôt dans le spectacle. C'était bon signe. Le monde appelait le monde. Et le monde payait. La scène était on ne peut plus simple ; une estrade en bois de quelques mètres de large, à peine surélevée de manière à ce que le magicien domine légèrement la foule. Il s'était adossé à une petite maison, sur une place très passante pour maximiser ses chances d'attirer l'attention. Ce qui semblait pour l'instant fonctionner... Le garçon aux cheveux d'argent écarta les bras en signe de bienvenue et se mit au travail. Là encore, le planning était réglé comme un coucou de la capitale. Il commençait toujours par quelques illusions simples, des tours de cartes ou des illusions triviales que n'importe qui pouvait apprendre à faire en une semaine. Puis le numéro montait en puissance.</text:p>
      <text:p text:style-name="Standard"/>
      <text:p text:style-name="Standard">Il était important que la tension s'élève en même temps que l'horloge tournait. Il fallait maintenir l'attention du spectateur et ce dernier se déconcentrait vite. Si Erland envoyait tout dès le début, la majorité du public allait se lasser en moins d'une heure. Mais s'il allait crescendo... Au bout d'une vingtaine de minutes, le prestidigitateur faisait participer son audience -encore un excellent moyen d'attirer les regards sur lui. Il avait dans son arsenal une foultitude de tours de passe-passe pour tromper n'importe quel volontaire et appréciait ce petit jeu ou les membres du public essayaient de trouver comme il faisait. C'était le genre de trucs qui intriguaient le passant moyen et l'incitaient à revenir un autre jour. Et plus tard, Erland passait aux grandes illusions. Celles qui en mettaient plein la vue. Plus tard. Pour l'heure, le jeune homme avait besoin d'un assistant.</text:p>
      <text:p text:style-name="Standard"/>
      <text:p text:style-name="Standard">-Est-ce que quelqu'un se porte volontaire pour mon prochain tour ? Promis, je mords pas. Et si je vous fais disparaître, je vous ramène dans la minute !</text:p>
      <text:p text:style-name="P1">Il ne fallut pas longtemps pour qu'un membre de l'audience se porte volontaire. Un homme, peut-être de quelques années l'aîné du magicien, fit un pas en avant avant de rejoindre ce dernier sur l'estrade, sous les encouragements timides de ses compagnons -vraisemblablement significativement imbibés d'alcool, malgré l'heure peu avancée- -sans jugement, soit dit en passant- -Erland aurait d'ailleurs été bien aisé de critiquer, d'ailleurs, lui qui passait sa vie au comptoir- -mais il semble que nous digressons. Celui-ci accueilli le courageux cobaye avec un sourire amusé. Nombre de répliques cinglantes se bousculèrent dans son esprit, mais aucune ne franchit ses lèvres irrémédiablement figées dans un rictus ou une bienveillance feinte le disputait à l'impatience. il n'allait pas priver le jeune bourgeois de son moment de gloire -c'était rarement faire bonne publicité que d'humilier en direct quelqu'un sur scène. Alors il allait le laisser faire son malin pour impressionner ses copains.</text:p>
      <text:p text:style-name="Standard"/>
      <text:p text:style-name="Standard">Erland connaissait très bien ce genre de gugusses. Leur seul but était d'amuser la galerie, et ce garçon allait sans doute chercher à remettre en doute ses tours avec des explications bidons (il était coutumier des « ah c'est bon j'ai compris ! », « Je t'ai vu bouger le petit doigt de la main gauche, là ! » et autres preuves de mauvaise foi dont le public pouvait parfois faire preuve), ce qui pouvait se révéler soit amusant, soit agaçant selon l'humeur du magicien. En l'occurrence, il était plutôt de bonne humeur, et saurait se montrer magnanime. Un dernier regard sur l'assemblée finit de le ravir ; la pêche était définitivement bonne ce soir. Et, chose suffisamment rare pour être soulignée, les gens semblaient particulièrement enjoués. Comme cette jeune femme qui trépignait au fond de la fosse, visiblement ravie d'être là. Cette observation conquit Erland qui se promit de leur en donner pour leur argent -théorique, puisque bon pour l'instant ils n'avaient rien donné, ces radins. Il se tourna vers son assistant du jour et, dans un grand sourire, commença la deuxième partie de son show.</text:p>
      <text:p text:style-name="Standard"/>
      <text:p text:style-name="Standard">Le quart d'heure qui suivit passa à vitesse grand V, les tours s'enchaînant avec une fluidité à toute épreuve. Entre chaque illusion, le garçon aux cheveux d'argent se tournait vers le public, les gratifiant d'une petite blague ou d'un énième commentaire sur les qualités d'assistant du jeune homme qui l'avait rejoint, jouant le jeu au maximum. Celui-ci intervenait également de temps à autre, tentant non sans mal de s'accaparer des miettes d'attention. Puis le stade participatif prit fin. Il était courant qu'Erland fasse durer cette phase un peu plus longtemps d'ordinaire, mais pour le coup l'ancien noble était galvanisé par l'affluence et l'attitude de ses spectateurs. Il n'avait qu'une envie : passer aux choses sérieuses. Il allait être l'heure de s'adonner aux tours les plus impressionnants de son attirail. Le garçon avait d'ailleurs terminé la veille de travailler un tour de son invention dont il n'était pas peu fier et qu'il avait hâte de présenter à son public. Erland fit signe au volontaire de rejoindre les rangs, l'accompagnant jusqu'aux marches de l'estrade. Il aurait à nouveau besoin d'un assistant pour certains des tours qui allaient suivre, mais pas tous, aussi pour l'heure il allait rester seul sur scène. </text:p>
      <text:p text:style-name="Standard"/>
      <text:p text:style-name="Standard">Sur une lancée dynamique, le prestidigitateur fit à nouveau face à son audience, s'apprêtant à annoncer la suite des événements. La fantasque Lucy avait fini par enterrer la hache de guerre avec lui, lui octroyant une soirée de répit. Tout se passait bien, il n'avait plus qu'à clouer sur place les touristes avec ses bottes secrètes et le tour serait joué. Peut-être que parmi eux se tenait un impresario. En tout cas, le spectacle de ce soir ne pouvait que lui bénéficier. Tout marchait comme sur des roulettes. Et rien ne pourrait venir troubler cet éclatant succès. Pas un nuage à l'horizon.</text:p>
      <text:p text:style-name="Standard"/>
      <text:p text:style-name="Standard">-Mesdames et messieurs,</text:p>
      <text:p text:style-name="Standard">Rien.</text:p>
      <text:p text:style-name="Standard">Jeunes et vieux,</text:p>
      <text:p text:style-name="Standard">Il était dans la zone.</text:p>
      <text:p text:style-name="Standard">Nous allons passer au plat de résistance.</text:p>
      <text:p text:style-name="Standard">Rien au monde ne viendrait troubler sa quiétude.</text:p>
      <text:p text:style-name="Standard">Rime en « ance »</text:p>
      <text:p text:style-name="Standard"><text:soft-page-break/>La petite soubrette au fond de l'assemblée semblait toujours aussi motivée, sautillant maintenant sur place.</text:p>
      <text:p text:style-name="Standard">Et euh...</text:p>
      <text:p text:style-name="Standard">A côté d'elle, une chevelure de jais.</text:p>
      <text:p text:style-name="Standard">Je, euh...</text:p>
      <text:p text:style-name="Standard">Un visage, mille souvenirs.</text:p>
      <text:p text:style-name="Standard">Le plat de... résistance.</text:p>
      <text:p text:style-name="Standard">Silence stupéfait.</text:p>
      <text:p text:style-name="Standard">Impossi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4-09T17:48:32.52</meta:creation-date>
    <dc:date>2020-04-14T19:45:11.52</dc:date>
    <dc:creator>Théo </dc:creator>
    <meta:editing-duration>PT2H22M38S</meta:editing-duration>
    <meta:editing-cycles>345</meta:editing-cycles>
    <meta:generator>OpenOffice/4.1.1$Win32 OpenOffice.org_project/411m6$Build-9775</meta:generator>
    <meta:document-statistic meta:table-count="0" meta:image-count="0" meta:object-count="0" meta:page-count="3" meta:paragraph-count="29" meta:word-count="1278" meta:character-count="7933"/>
  </office:meta>
</office:document-meta>
</file>